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808080" draw:fill="solid" draw:fill-color="#ffffff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fill="solid" draw:fill-color="#7d73a6" draw:textarea-horizontal-align="justify" draw:textarea-vertical-align="middle" draw:auto-grow-height="false" draw:shadow="visible" draw:shadow-offset-x="0.051cm" draw:shadow-offset-y="0.051cm" draw:shadow-color="#666666"/>
    </style:style>
    <style:style style:name="gr3" style:family="graphic" style:parent-style-name="standard">
      <style:graphic-properties draw:fill="solid" draw:fill-color="#d6c2f5" draw:textarea-horizontal-align="justify" draw:textarea-vertical-align="middle" draw:auto-grow-height="false" draw:shadow="visible" draw:shadow-offset-x="0.051cm" draw:shadow-offset-y="0.051cm" draw:shadow-color="#666666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draw:shadow="visible" draw:shadow-offset-x="0.051cm" draw:shadow-offset-y="0.051cm" draw:shadow-color="#666666"/>
    </style:style>
    <style:style style:name="gr5" style:family="graphic" style:parent-style-name="standard">
      <style:graphic-properties draw:fill="solid" draw:fill-color="#ffaa20" draw:textarea-horizontal-align="justify" draw:textarea-vertical-align="middle" draw:auto-grow-height="false" draw:shadow="visible" draw:shadow-offset-x="0.051cm" draw:shadow-offset-y="0.051cm" draw:shadow-color="#666666"/>
    </style:style>
    <style:style style:name="gr6" style:family="graphic" style:parent-style-name="standard">
      <style:graphic-properties draw:fill="solid" draw:fill-color="#ffd840" draw:textarea-horizontal-align="justify" draw:textarea-vertical-align="middle" draw:auto-grow-height="false" fo:min-height="0cm" fo:min-width="0cm" draw:shadow="visible" draw:shadow-offset-x="0.051cm" draw:shadow-offset-y="0.051cm" draw:shadow-color="#666666"/>
    </style:style>
    <style:style style:name="gr7" style:family="graphic" style:parent-style-name="standard">
      <style:graphic-properties draw:fill="solid" draw:fill-color="#0084d1" draw:textarea-horizontal-align="justify" draw:textarea-vertical-align="middle" draw:auto-grow-height="false" draw:shadow="visible" draw:shadow-offset-x="0.051cm" draw:shadow-offset-y="0.051cm" draw:shadow-color="#666666"/>
    </style:style>
    <style:style style:name="gr8" style:family="graphic" style:parent-style-name="standard">
      <style:graphic-properties draw:fill="solid" draw:fill-color="#7da647" draw:textarea-horizontal-align="justify" draw:textarea-vertical-align="middle" draw:auto-grow-height="false" draw:shadow="visible" draw:shadow-offset-x="0.051cm" draw:shadow-offset-y="0.051cm" draw:shadow-color="#666666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 draw:shadow="visible" draw:shadow-offset-x="0.051cm" draw:shadow-offset-y="0.051cm" draw:shadow-color="#666666"/>
    </style:style>
    <style:style style:name="gr10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102cm" draw:marker-start="Arrow" draw:marker-start-width="0.457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14.605cm" svg:height="8.355cm" svg:x="3.24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17.78cm" svg:height="3.275cm" svg:x="1.635cm" svg:y="5.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5.08cm" svg:height="1.905cm" svg:x="7.926cm" svg:y="2.27cm">
          <text:p text:style-name="P1"><text:span text:style-name="T1">Creol</text:span></text:p>
          <text:p text:style-name="P1"><text:span text:style-name="T1">Progra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7.62cm" svg:height="1.27cm" svg:x="6.615cm" svg:y="6.28cm">
          <text:p text:style-name="P1"><text:span text:style-name="T2">Creol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003cm" svg:height="1.005cm" svg:x="1.922cm" svg:y="7.985cm">
          <text:p text:style-name="P1"><text:span text:style-name="T2">Code Transformation 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255cm" svg:height="1.005cm" svg:x="10.96cm" svg:y="7.985cm">
          <text:p text:style-name="P1"><text:span text:style-name="T2">Code Transformation Templ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2.7cm" svg:height="1.905cm" svg:x="4.21cm" svg:y="13.93cm">
          <text:p text:style-name="P1"><text:span text:style-name="T2">Concurrent 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908cm" svg:height="1.905cm" svg:x="8.536cm" svg:y="16.47cm">
          <text:p text:style-name="P1"><text:span text:style-name="T2">Thread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907cm" svg:height="1.905cm" svg:x="4.14cm" svg:y="16.47cm">
          <text:p text:style-name="P1"><text:span text:style-name="T2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907cm" svg:height="1.905cm" svg:x="12.933cm" svg:y="16.47cm">
          <text:p text:style-name="P1"><text:span text:style-name="T2">Executor</text:span></text:p>
          <text:p text:style-name="P1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3" draw:layer="layout" svg:width="5.398cm" svg:height="1.805cm" svg:x="7.867cm" svg:y="10.29cm">
          <text:p text:style-name="P1"><text:span text:style-name="T2">Java</text:span></text:p>
          <text:p text:style-name="P1"><text:span text:style-name="T2">Progra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id="id5" draw:layer="layout" svg:width="12.6cm" svg:height="2.54cm" svg:x="4.14cm" svg:y="18.91cm">
          <text:p text:style-name="P1">J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id="id6" draw:layer="layout" svg:width="4.657cm" svg:height="1.905cm" svg:x="12.688cm" svg:y="22.885cm">
          <text:p text:style-name="P1"><text:span text:style-name="T1">NPT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id="id7" draw:layer="layout" svg:width="4.657cm" svg:height="1.905cm" svg:x="4.875cm" svg:y="22.885cm">
          <text:p text:style-name="P1"><text:span text:style-name="T1">OS Kernel</text:span></text:p>
          <text:p text:style-name="P1"><text:span text:style-name="T1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id="id8" draw:layer="layout" svg:width="12.53cm" svg:height="1.905cm" svg:x="4.88cm" svg:y="26.36cm">
          <text:p text:style-name="P1"><text:span text:style-name="T2">Multicore 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10.466cm" svg:y1="4.175cm" svg:x2="10.525cm" svg:y2="5.98cm" draw:start-shape="id1" draw:start-glue-point="6" draw:end-shape="id2" draw:end-glue-point="0" svg:d="m10466 4175 59 1805">
          <text:p/>
        </draw:connector>
        <draw:connector draw:style-name="gr10" draw:text-style-name="P1" draw:layer="layout" draw:type="line" svg:x1="10.525cm" svg:y1="9.255cm" svg:x2="10.566cm" svg:y2="10.29cm" draw:start-shape="id2" draw:start-glue-point="2" draw:end-shape="id3" draw:end-glue-point="4" svg:d="m10525 9255 41 1035">
          <text:p/>
        </draw:connector>
        <draw:connector draw:style-name="gr10" draw:text-style-name="P1" draw:layer="layout" draw:type="line" svg:x1="10.566cm" svg:y1="12.095cm" svg:x2="10.542cm" svg:y2="13.5cm" draw:start-shape="id3" draw:start-glue-point="6" draw:end-shape="id4" draw:end-glue-point="0" svg:d="m10566 12095-24 1405">
          <text:p/>
        </draw:connector>
        <draw:connector draw:style-name="gr11" draw:text-style-name="P1" draw:layer="layout" svg:x1="10.44cm" svg:y1="21.45cm" svg:x2="15.016cm" svg:y2="22.885cm" draw:start-shape="id5" draw:start-glue-point="2" draw:end-shape="id6" svg:d="m10440 21450v743h4576v692">
          <text:p/>
        </draw:connector>
        <draw:connector draw:style-name="gr12" draw:text-style-name="P1" draw:layer="layout" svg:x1="9.532cm" svg:y1="23.837cm" svg:x2="12.688cm" svg:y2="23.837cm" draw:start-shape="id7" draw:start-glue-point="1" draw:end-shape="id6" draw:end-glue-point="3" svg:d="m9532 23837h3156">
          <text:p/>
        </draw:connector>
        <draw:connector draw:style-name="gr10" draw:text-style-name="P1" draw:layer="layout" svg:x1="7.203cm" svg:y1="24.79cm" svg:x2="11.145cm" svg:y2="26.36cm" draw:start-shape="id7" draw:start-glue-point="2" draw:end-shape="id8" draw:end-glue-point="0" svg:d="m7203 24790v810h3942v7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hrooz Nobakht</meta:initial-creator>
    <meta:creation-date>2010-12-22T13:07:04</meta:creation-date>
    <dc:date>2010-12-23T14:26:01</dc:date>
    <dc:creator>Behrooz Nobakht</dc:creator>
    <meta:editing-duration>PT00H58M56S</meta:editing-duration>
    <meta:editing-cycles>34</meta:editing-cycles>
    <meta:generator>OpenOffice.org/3.2$Linux OpenOffice.org_project/320m19$Build-9505</meta:generator>
    <meta:document-statistic meta:object-count="21"/>
  </office:meta>
</office:document-meta>
</file>